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8299in"/>
    </style:style>
    <style:style style:name="ro1" style:family="table-row">
      <style:table-row-properties style:row-height="0.1846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</style:style>
    <style:style style:name="gr1" style:family="graphic">
      <style:graphic-properties draw:ole-draw-aspect="1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shapes>
          <draw:frame draw:z-index="0" draw:style-name="gr1" svg:width="6.2988in" svg:height="3.5429in" svg:x="0.2835in" svg:y="5.0701in">
            <draw:object draw:notify-on-update-of-ranges="Sheet1.A2:Sheet1.A2 Sheet1.A3:Sheet1.A21 Sheet1.A1:Sheet1.A1 Sheet1.B3:Sheet1.B21 Sheet1.E1:Sheet1.E1 Sheet1.F3:Sheet1.F25 Sheet1.E3:Sheet1.E25 Sheet1.C1:Sheet1.C1 Sheet1.D3:Sheet1.D21 Sheet1.C3:Sheet1.C21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6.2988in" svg:height="3.5429in" svg:x="7.4744in" svg:y="5.1189in">
            <draw:object draw:notify-on-update-of-ranges="Sheet1.L2:Sheet1.L21 Sheet1.I3:Sheet1.I21 Sheet1.I1:Sheet1.I1 Sheet1.J3:Sheet1.J21 Sheet1.M1:Sheet1.M1 Sheet1.N2:Sheet1.N25 Sheet1.M2:Sheet1.M25 Sheet1.K1:Sheet1.K1 Sheet1.L2:Sheet1.L21 Sheet1.K2:Sheet1.K21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1024" table:default-cell-style-name="Default"/>
        <table:table-row table:style-name="ro1">
          <table:table-cell table:style-name="ce1" office:value-type="string" table:number-columns-spanned="2" table:number-rows-spanned="1">
            <text:p>T=1.5</text:p>
          </table:table-cell>
          <table:covered-table-cell table:style-name="ce2"/>
          <table:table-cell table:style-name="ce1" office:value-type="string" table:number-columns-spanned="2" table:number-rows-spanned="1">
            <text:p>T=3</text:p>
          </table:table-cell>
          <table:covered-table-cell table:style-name="ce2"/>
          <table:table-cell table:style-name="ce1" office:value-type="string" table:number-columns-spanned="2" table:number-rows-spanned="1">
            <text:p>T=10</text:p>
          </table:table-cell>
          <table:covered-table-cell table:style-name="ce2"/>
          <table:table-cell table:number-columns-repeated="2"/>
          <table:table-cell office:value-type="string">
            <text:p>T=1.5</text:p>
          </table:table-cell>
          <table:table-cell office:value-type="float" office:value="1.5">
            <text:p>1.5</text:p>
          </table:table-cell>
          <table:table-cell table:style-name="ce3" office:value-type="string">
            <text:p>T=3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T=10</text:p>
          </table:table-cell>
          <table:table-cell table:style-name="ce3" office:value-type="float" office:value="10">
            <text:p>10</text:p>
          </table:table-cell>
          <table:table-cell table:number-columns-repeated="1010"/>
        </table:table-row>
        <table:table-row table:style-name="ro1">
          <table:table-cell office:value-type="string">
            <text:p>H</text:p>
          </table:table-cell>
          <table:table-cell office:value-type="string">
            <text:p>&lt;si&gt;</text:p>
          </table:table-cell>
          <table:table-cell office:value-type="string">
            <text:p>H</text:p>
          </table:table-cell>
          <table:table-cell office:value-type="string">
            <text:p>&lt;si&gt;</text:p>
          </table:table-cell>
          <table:table-cell office:value-type="string">
            <text:p>H</text:p>
          </table:table-cell>
          <table:table-cell office:value-type="string">
            <text:p>&lt;si&gt;</text:p>
          </table:table-cell>
          <table:table-cell table:number-columns-repeated="2"/>
          <table:table-cell office:value-type="string">
            <text:p>H</text:p>
          </table:table-cell>
          <table:table-cell office:value-type="string">
            <text:p>&lt;si&gt;</text:p>
          </table:table-cell>
          <table:table-cell office:value-type="string">
            <text:p>H</text:p>
          </table:table-cell>
          <table:table-cell office:value-type="string">
            <text:p>&lt;si&gt;</text:p>
          </table:table-cell>
          <table:table-cell office:value-type="string">
            <text:p>H</text:p>
          </table:table-cell>
          <table:table-cell office:value-type="string">
            <text:p>&lt;si&gt;</text:p>
          </table:table-cell>
          <table:table-cell table:number-columns-repeated="1010"/>
        </table:table-row>
        <table:table-row table:style-name="ro1">
          <table:table-cell office:value-type="float" office:value="-4">
            <text:p>-4</text:p>
          </table:table-cell>
          <table:table-cell office:value-type="float" office:value="-0.999">
            <text:p>-0.999</text:p>
          </table:table-cell>
          <table:table-cell office:value-type="float" office:value="-4">
            <text:p>-4</text:p>
          </table:table-cell>
          <table:table-cell office:value-type="float" office:value="-0.989">
            <text:p>-0.989</text:p>
          </table:table-cell>
          <table:table-cell office:value-type="float" office:value="-15">
            <text:p>-15</text:p>
          </table:table-cell>
          <table:table-cell office:value-type="float" office:value="-0.953">
            <text:p>-0.953</text:p>
          </table:table-cell>
          <table:table-cell table:number-columns-repeated="2"/>
          <table:table-cell table:formula="of:=((LN(1+[.J3])-LN(1-[.J3]))/2-4*[.J3]/[.$J$1])*[.$J$1]" office:value-type="float" office:value="-1.7043017508753">
            <text:p>-1.7043017509</text:p>
          </table:table-cell>
          <table:table-cell office:value-type="float" office:value="-0.999">
            <text:p>-0.999</text:p>
          </table:table-cell>
          <table:table-cell table:formula="of:=((LN(1+[.L3])-LN(1-[.L3]))/2-4*[.L3]/[.$L$1])*[.$L$1]" office:value-type="float" office:value="-3.84023800908342">
            <text:p>-3.8402380091</text:p>
          </table:table-cell>
          <table:table-cell office:value-type="float" office:value="-0.989">
            <text:p>-0.989</text:p>
          </table:table-cell>
          <table:table-cell table:formula="of:=((LN(1+[.N3])-LN(1-[.N3]))/2-4*[.N3]/[.$N$1])*[.$N$1]" office:value-type="float" office:value="-14.8228716458331">
            <text:p>-14.8228716458</text:p>
          </table:table-cell>
          <table:table-cell office:value-type="float" office:value="-0.953">
            <text:p>-0.953</text:p>
          </table:table-cell>
          <table:table-cell table:number-columns-repeated="1010"/>
        </table:table-row>
        <table:table-row table:style-name="ro1">
          <table:table-cell office:value-type="float" office:value="-3">
            <text:p>-3</text:p>
          </table:table-cell>
          <table:table-cell office:value-type="float" office:value="-0.997">
            <text:p>-0.997</text:p>
          </table:table-cell>
          <table:table-cell office:value-type="float" office:value="-3">
            <text:p>-3</text:p>
          </table:table-cell>
          <table:table-cell office:value-type="float" office:value="-0.978">
            <text:p>-0.978</text:p>
          </table:table-cell>
          <table:table-cell office:value-type="float" office:value="-10">
            <text:p>-10</text:p>
          </table:table-cell>
          <table:table-cell office:value-type="float" office:value="-0.87">
            <text:p>-0.87</text:p>
          </table:table-cell>
          <table:table-cell table:number-columns-repeated="2"/>
          <table:table-cell table:formula="of:=((LN(1+[.J4])-LN(1-[.J4]))/2-4*[.J4]/[.$J$1])*[.$J$1]" office:value-type="float" office:value="-0.887591783560779">
            <text:p>-0.8875917836</text:p>
          </table:table-cell>
          <table:table-cell office:value-type="float" office:value="-0.997">
            <text:p>-0.997</text:p>
          </table:table-cell>
          <table:table-cell table:formula="of:=((LN(1+[.L4])-LN(1-[.L4]))/2-4*[.L4]/[.$L$1])*[.$L$1]" office:value-type="float" office:value="-2.83619858823652">
            <text:p>-2.8361985882</text:p>
          </table:table-cell>
          <table:table-cell office:value-type="float" office:value="-0.978">
            <text:p>-0.978</text:p>
          </table:table-cell>
          <table:table-cell table:formula="of:=((LN(1+[.N4])-LN(1-[.N4]))/2-4*[.N4]/[.$N$1])*[.$N$1]" office:value-type="float" office:value="-9.85079629696525">
            <text:p>-9.850796297</text:p>
          </table:table-cell>
          <table:table-cell office:value-type="float" office:value="-0.87">
            <text:p>-0.87</text:p>
          </table:table-cell>
          <table:table-cell table:number-columns-repeated="1010"/>
        </table:table-row>
        <table:table-row table:style-name="ro1">
          <table:table-cell office:value-type="float" office:value="-2">
            <text:p>-2</text:p>
          </table:table-cell>
          <table:table-cell office:value-type="float" office:value="-0.993">
            <text:p>-0.993</text:p>
          </table:table-cell>
          <table:table-cell office:value-type="float" office:value="-2">
            <text:p>-2</text:p>
          </table:table-cell>
          <table:table-cell office:value-type="float" office:value="-0.952">
            <text:p>-0.952</text:p>
          </table:table-cell>
          <table:table-cell office:value-type="float" office:value="-9">
            <text:p>-9</text:p>
          </table:table-cell>
          <table:table-cell office:value-type="float" office:value="-0.84">
            <text:p>-0.84</text:p>
          </table:table-cell>
          <table:table-cell table:number-columns-repeated="2"/>
          <table:table-cell table:formula="of:=((LN(1+[.J5])-LN(1-[.J5]))/2-4*[.J5]/[.$J$1])*[.$J$1]" office:value-type="float" office:value="-0.266614628368122">
            <text:p>-0.2666146284</text:p>
          </table:table-cell>
          <table:table-cell office:value-type="float" office:value="-0.993">
            <text:p>-0.993</text:p>
          </table:table-cell>
          <table:table-cell table:formula="of:=((LN(1+[.L5])-LN(1-[.L5]))/2-4*[.L5]/[.$L$1])*[.$L$1]" office:value-type="float" office:value="-1.75011313409772">
            <text:p>-1.7501131341</text:p>
          </table:table-cell>
          <table:table-cell office:value-type="float" office:value="-0.952">
            <text:p>-0.952</text:p>
          </table:table-cell>
          <table:table-cell table:formula="of:=((LN(1+[.N5])-LN(1-[.N5]))/2-4*[.N5]/[.$N$1])*[.$N$1]" office:value-type="float" office:value="-8.85173517684602">
            <text:p>-8.8517351768</text:p>
          </table:table-cell>
          <table:table-cell office:value-type="float" office:value="-0.84">
            <text:p>-0.84</text:p>
          </table:table-cell>
          <table:table-cell table:number-columns-repeated="1010"/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-0.977">
            <text:p>-0.977</text:p>
          </table:table-cell>
          <table:table-cell office:value-type="float" office:value="-1">
            <text:p>-1</text:p>
          </table:table-cell>
          <table:table-cell office:value-type="float" office:value="-0.879">
            <text:p>-0.879</text:p>
          </table:table-cell>
          <table:table-cell office:value-type="float" office:value="-8">
            <text:p>-8</text:p>
          </table:table-cell>
          <table:table-cell office:value-type="float" office:value="-0.803">
            <text:p>-0.803</text:p>
          </table:table-cell>
          <table:table-cell table:number-columns-repeated="2"/>
          <table:table-cell table:formula="of:=((LN(1+[.J6])-LN(1-[.J6]))/2-4*[.J6]/[.$J$1])*[.$J$1]" office:value-type="float" office:value="0.567618794568897">
            <text:p>0.5676187946</text:p>
          </table:table-cell>
          <table:table-cell office:value-type="float" office:value="-0.977">
            <text:p>-0.977</text:p>
          </table:table-cell>
          <table:table-cell table:formula="of:=((LN(1+[.L6])-LN(1-[.L6]))/2-4*[.L6]/[.$L$1])*[.$L$1]" office:value-type="float" office:value="-0.598056680725087">
            <text:p>-0.5980566807</text:p>
          </table:table-cell>
          <table:table-cell office:value-type="float" office:value="-0.879">
            <text:p>-0.879</text:p>
          </table:table-cell>
          <table:table-cell table:formula="of:=((LN(1+[.N6])-LN(1-[.N6]))/2-4*[.N6]/[.$N$1])*[.$N$1]" office:value-type="float" office:value="-7.85801747232665">
            <text:p>-7.8580174723</text:p>
          </table:table-cell>
          <table:table-cell office:value-type="float" office:value="-0.803">
            <text:p>-0.803</text:p>
          </table:table-cell>
          <table:table-cell table:number-columns-repeated="1010"/>
        </table:table-row>
        <table:table-row table:style-name="ro1">
          <table:table-cell office:value-type="float" office:value="-0.9">
            <text:p>-0.9</text:p>
          </table:table-cell>
          <table:table-cell office:value-type="float" office:value="-0.972">
            <text:p>-0.972</text:p>
          </table:table-cell>
          <table:table-cell office:value-type="float" office:value="-0.9">
            <text:p>-0.9</text:p>
          </table:table-cell>
          <table:table-cell office:value-type="float" office:value="-0.864">
            <text:p>-0.864</text:p>
          </table:table-cell>
          <table:table-cell office:value-type="float" office:value="-7">
            <text:p>-7</text:p>
          </table:table-cell>
          <table:table-cell office:value-type="float" office:value="-0.756">
            <text:p>-0.756</text:p>
          </table:table-cell>
          <table:table-cell table:number-columns-repeated="2"/>
          <table:table-cell table:formula="of:=((LN(1+[.J7])-LN(1-[.J7]))/2-4*[.J7]/[.$J$1])*[.$J$1]" office:value-type="float" office:value="0.697050731259465">
            <text:p>0.6970507313</text:p>
          </table:table-cell>
          <table:table-cell office:value-type="float" office:value="-0.972">
            <text:p>-0.972</text:p>
          </table:table-cell>
          <table:table-cell table:formula="of:=((LN(1+[.L7])-LN(1-[.L7]))/2-4*[.L7]/[.$L$1])*[.$L$1]" office:value-type="float" office:value="-0.470737664264228">
            <text:p>-0.4707376643</text:p>
          </table:table-cell>
          <table:table-cell office:value-type="float" office:value="-0.864">
            <text:p>-0.864</text:p>
          </table:table-cell>
          <table:table-cell table:formula="of:=((LN(1+[.N7])-LN(1-[.N7]))/2-4*[.N7]/[.$N$1])*[.$N$1]" office:value-type="float" office:value="-6.8441277445093">
            <text:p>-6.8441277445</text:p>
          </table:table-cell>
          <table:table-cell office:value-type="float" office:value="-0.756">
            <text:p>-0.756</text:p>
          </table:table-cell>
          <table:table-cell table:number-columns-repeated="1010"/>
        </table:table-row>
        <table:table-row table:style-name="ro1">
          <table:table-cell office:value-type="float" office:value="-0.8">
            <text:p>-0.8</text:p>
          </table:table-cell>
          <table:table-cell office:value-type="float" office:value="-0.964">
            <text:p>-0.964</text:p>
          </table:table-cell>
          <table:table-cell office:value-type="float" office:value="-0.8">
            <text:p>-0.8</text:p>
          </table:table-cell>
          <table:table-cell office:value-type="float" office:value="-0.846">
            <text:p>-0.846</text:p>
          </table:table-cell>
          <table:table-cell office:value-type="float" office:value="-6">
            <text:p>-6</text:p>
          </table:table-cell>
          <table:table-cell office:value-type="float" office:value="-0.698">
            <text:p>-0.698</text:p>
          </table:table-cell>
          <table:table-cell table:number-columns-repeated="2"/>
          <table:table-cell table:formula="of:=((LN(1+[.J8])-LN(1-[.J8]))/2-4*[.J8]/[.$J$1])*[.$J$1]" office:value-type="float" office:value="0.856585337156273">
            <text:p>0.8565853372</text:p>
          </table:table-cell>
          <table:table-cell office:value-type="float" office:value="-0.964">
            <text:p>-0.964</text:p>
          </table:table-cell>
          <table:table-cell table:formula="of:=((LN(1+[.L8])-LN(1-[.L8]))/2-4*[.L8]/[.$L$1])*[.$L$1]" office:value-type="float" office:value="-0.341735718973753">
            <text:p>-0.341735719</text:p>
          </table:table-cell>
          <table:table-cell office:value-type="float" office:value="-0.846">
            <text:p>-0.846</text:p>
          </table:table-cell>
          <table:table-cell table:formula="of:=((LN(1+[.N8])-LN(1-[.N8]))/2-4*[.N8]/[.$N$1])*[.$N$1]" office:value-type="float" office:value="-5.84189674748211">
            <text:p>-5.8418967475</text:p>
          </table:table-cell>
          <table:table-cell office:value-type="float" office:value="-0.698">
            <text:p>-0.698</text:p>
          </table:table-cell>
          <table:table-cell table:number-columns-repeated="1010"/>
        </table:table-row>
        <table:table-row table:style-name="ro1">
          <table:table-cell office:value-type="float" office:value="-0.7">
            <text:p>-0.7</text:p>
          </table:table-cell>
          <table:table-cell office:value-type="float" office:value="-0.958">
            <text:p>-0.958</text:p>
          </table:table-cell>
          <table:table-cell office:value-type="float" office:value="-0.4">
            <text:p>-0.4</text:p>
          </table:table-cell>
          <table:table-cell office:value-type="float" office:value="-0.713">
            <text:p>-0.713</text:p>
          </table:table-cell>
          <table:table-cell office:value-type="float" office:value="-5">
            <text:p>-5</text:p>
          </table:table-cell>
          <table:table-cell office:value-type="float" office:value="-0.625">
            <text:p>-0.625</text:p>
          </table:table-cell>
          <table:table-cell table:number-columns-repeated="2"/>
          <table:table-cell table:formula="of:=((LN(1+[.J9])-LN(1-[.J9]))/2-4*[.J9]/[.$J$1])*[.$J$1]" office:value-type="float" office:value="0.950493096394683">
            <text:p>0.9504930964</text:p>
          </table:table-cell>
          <table:table-cell office:value-type="float" office:value="-0.958">
            <text:p>-0.958</text:p>
          </table:table-cell>
          <table:table-cell table:formula="of:=((LN(1+[.L9])-LN(1-[.L9]))/2-4*[.L9]/[.$L$1])*[.$L$1]" office:value-type="float" office:value="0.172221076153252">
            <text:p>0.1722210762</text:p>
          </table:table-cell>
          <table:table-cell office:value-type="float" office:value="-0.713">
            <text:p>-0.713</text:p>
          </table:table-cell>
          <table:table-cell table:formula="of:=((LN(1+[.N9])-LN(1-[.N9]))/2-4*[.N9]/[.$N$1])*[.$N$1]" office:value-type="float" office:value="-4.83168534396714">
            <text:p>-4.831685344</text:p>
          </table:table-cell>
          <table:table-cell office:value-type="float" office:value="-0.625">
            <text:p>-0.625</text:p>
          </table:table-cell>
          <table:table-cell table:number-columns-repeated="1010"/>
        </table:table-row>
        <table:table-row table:style-name="ro1">
          <table:table-cell office:value-type="float" office:value="-0.6">
            <text:p>-0.6</text:p>
          </table:table-cell>
          <table:table-cell office:value-type="float" office:value="-0.937">
            <text:p>-0.937</text:p>
          </table:table-cell>
          <table:table-cell office:value-type="float" office:value="-0.2">
            <text:p>-0.2</text:p>
          </table:table-cell>
          <table:table-cell office:value-type="float" office:value="-0.532">
            <text:p>-0.532</text:p>
          </table:table-cell>
          <table:table-cell office:value-type="float" office:value="-4">
            <text:p>-4</text:p>
          </table:table-cell>
          <table:table-cell office:value-type="float" office:value="-0.535">
            <text:p>-0.535</text:p>
          </table:table-cell>
          <table:table-cell table:number-columns-repeated="2"/>
          <table:table-cell table:formula="of:=((LN(1+[.J10])-LN(1-[.J10]))/2-4*[.J10]/[.$J$1])*[.$J$1]" office:value-type="float" office:value="1.1786792972384">
            <text:p>1.1786792972</text:p>
          </table:table-cell>
          <table:table-cell office:value-type="float" office:value="-0.937">
            <text:p>-0.937</text:p>
          </table:table-cell>
          <table:table-cell table:formula="of:=((LN(1+[.L10])-LN(1-[.L10]))/2-4*[.L10]/[.$L$1])*[.$L$1]" office:value-type="float" office:value="0.349208418425665">
            <text:p>0.3492084184</text:p>
          </table:table-cell>
          <table:table-cell office:value-type="float" office:value="-0.532">
            <text:p>-0.532</text:p>
          </table:table-cell>
          <table:table-cell table:formula="of:=((LN(1+[.N10])-LN(1-[.N10]))/2-4*[.N10]/[.$N$1])*[.$N$1]" office:value-type="float" office:value="-3.83124127216971">
            <text:p>-3.8312412722</text:p>
          </table:table-cell>
          <table:table-cell office:value-type="float" office:value="-0.535">
            <text:p>-0.535</text:p>
          </table:table-cell>
          <table:table-cell table:number-columns-repeated="1010"/>
        </table:table-row>
        <table:table-row table:style-name="ro1">
          <table:table-cell office:value-type="float" office:value="-0.5">
            <text:p>-0.5</text:p>
          </table:table-cell>
          <table:table-cell office:value-type="float" office:value="-0.91">
            <text:p>-0.91</text:p>
          </table:table-cell>
          <table:table-cell office:value-type="float" office:value="-0.1">
            <text:p>-0.1</text:p>
          </table:table-cell>
          <table:table-cell office:value-type="float" office:value="-0.328">
            <text:p>-0.328</text:p>
          </table:table-cell>
          <table:table-cell office:value-type="float" office:value="-3">
            <text:p>-3</text:p>
          </table:table-cell>
          <table:table-cell office:value-type="float" office:value="-0.428">
            <text:p>-0.428</text:p>
          </table:table-cell>
          <table:table-cell table:number-columns-repeated="2"/>
          <table:table-cell table:formula="of:=((LN(1+[.J11])-LN(1-[.J11]))/2-4*[.J11]/[.$J$1])*[.$J$1]" office:value-type="float" office:value="1.34871336196719">
            <text:p>1.348713362</text:p>
          </table:table-cell>
          <table:table-cell office:value-type="float" office:value="-0.91">
            <text:p>-0.91</text:p>
          </table:table-cell>
          <table:table-cell table:formula="of:=((LN(1+[.L11])-LN(1-[.L11]))/2-4*[.L11]/[.$L$1])*[.$L$1]" office:value-type="float" office:value="0.290243515730155">
            <text:p>0.2902435157</text:p>
          </table:table-cell>
          <table:table-cell office:value-type="float" office:value="-0.328">
            <text:p>-0.328</text:p>
          </table:table-cell>
          <table:table-cell table:formula="of:=((LN(1+[.N11])-LN(1-[.N11]))/2-4*[.N11]/[.$N$1])*[.$N$1]" office:value-type="float" office:value="-2.86245575759866">
            <text:p>-2.8624557576</text:p>
          </table:table-cell>
          <table:table-cell office:value-type="float" office:value="-0.428">
            <text:p>-0.428</text:p>
          </table:table-cell>
          <table:table-cell table:number-columns-repeated="1010"/>
        </table:table-row>
        <table:table-row table:style-name="ro1">
          <table:table-cell office:value-type="float" office:value="-0.4">
            <text:p>-0.4</text:p>
          </table:table-cell>
          <table:table-cell office:value-type="float" office:value="-0.836">
            <text:p>-0.836</text:p>
          </table:table-cell>
          <table:table-cell office:value-type="float" office:value="0">
            <text:p>0</text:p>
          </table:table-cell>
          <table:table-cell office:value-type="float" office:value="0.019">
            <text:p>0.019</text:p>
          </table:table-cell>
          <table:table-cell office:value-type="float" office:value="-2">
            <text:p>-2</text:p>
          </table:table-cell>
          <table:table-cell office:value-type="float" office:value="-0.3">
            <text:p>-0.3</text:p>
          </table:table-cell>
          <table:table-cell table:number-columns-repeated="2"/>
          <table:table-cell table:formula="of:=((LN(1+[.J12])-LN(1-[.J12]))/2-4*[.J12]/[.$J$1])*[.$J$1]" office:value-type="float" office:value="1.53239139248282">
            <text:p>1.5323913925</text:p>
          </table:table-cell>
          <table:table-cell office:value-type="float" office:value="-0.836">
            <text:p>-0.836</text:p>
          </table:table-cell>
          <table:table-cell table:formula="of:=((LN(1+[.L12])-LN(1-[.L12]))/2-4*[.L12]/[.$L$1])*[.$L$1]" office:value-type="float" office:value="-0.0189931395139575">
            <text:p>-0.0189931395</text:p>
          </table:table-cell>
          <table:table-cell office:value-type="float" office:value="0.019">
            <text:p>0.019</text:p>
          </table:table-cell>
          <table:table-cell table:formula="of:=((LN(1+[.N12])-LN(1-[.N12]))/2-4*[.N12]/[.$N$1])*[.$N$1]" office:value-type="float" office:value="-1.89519604203112">
            <text:p>-1.895196042</text:p>
          </table:table-cell>
          <table:table-cell office:value-type="float" office:value="-0.3">
            <text:p>-0.3</text:p>
          </table:table-cell>
          <table:table-cell table:number-columns-repeated="1010"/>
        </table:table-row>
        <table:table-row table:style-name="ro1">
          <table:table-cell office:value-type="float" office:value="-0.3">
            <text:p>-0.3</text:p>
          </table:table-cell>
          <table:table-cell office:value-type="float" office:value="-0.685">
            <text:p>-0.685</text:p>
          </table:table-cell>
          <table:table-cell office:value-type="float" office:value="0.1">
            <text:p>0.1</text:p>
          </table:table-cell>
          <table:table-cell office:value-type="float" office:value="0.345">
            <text:p>0.345</text:p>
          </table:table-cell>
          <table:table-cell office:value-type="float" office:value="-1">
            <text:p>-1</text:p>
          </table:table-cell>
          <table:table-cell office:value-type="float" office:value="-0.155">
            <text:p>-0.155</text:p>
          </table:table-cell>
          <table:table-cell table:number-columns-repeated="2"/>
          <table:table-cell table:formula="of:=((LN(1+[.J13])-LN(1-[.J13]))/2-4*[.J13]/[.$J$1])*[.$J$1]" office:value-type="float" office:value="1.48228884702938">
            <text:p>1.482288847</text:p>
          </table:table-cell>
          <table:table-cell office:value-type="float" office:value="-0.685">
            <text:p>-0.685</text:p>
          </table:table-cell>
          <table:table-cell table:formula="of:=((LN(1+[.L13])-LN(1-[.L13]))/2-4*[.L13]/[.$L$1])*[.$L$1]" office:value-type="float" office:value="-0.300728915398969">
            <text:p>-0.3007289154</text:p>
          </table:table-cell>
          <table:table-cell office:value-type="float" office:value="0.345">
            <text:p>0.345</text:p>
          </table:table-cell>
          <table:table-cell table:formula="of:=((LN(1+[.N13])-LN(1-[.N13]))/2-4*[.N13]/[.$N$1])*[.$N$1]" office:value-type="float" office:value="-0.942594977993601">
            <text:p>-0.942594978</text:p>
          </table:table-cell>
          <table:table-cell office:value-type="float" office:value="-0.155">
            <text:p>-0.155</text:p>
          </table:table-cell>
          <table:table-cell table:number-columns-repeated="1010"/>
        </table:table-row>
        <table:table-row table:style-name="ro1">
          <table:table-cell office:value-type="float" office:value="-0.25">
            <text:p>-0.25</text:p>
          </table:table-cell>
          <table:table-cell office:value-type="float" office:value="-0.401">
            <text:p>-0.401</text:p>
          </table:table-cell>
          <table:table-cell office:value-type="float" office:value="0.2">
            <text:p>0.2</text:p>
          </table:table-cell>
          <table:table-cell office:value-type="float" office:value="0.547">
            <text:p>0.547</text:p>
          </table:table-cell>
          <table:table-cell office:value-type="float" office:value="0">
            <text:p>0</text:p>
          </table:table-cell>
          <table:table-cell office:value-type="float" office:value="0.027">
            <text:p>0.027</text:p>
          </table:table-cell>
          <table:table-cell table:number-columns-repeated="2"/>
          <table:table-cell table:formula="of:=((LN(1+[.J14])-LN(1-[.J14]))/2-4*[.J14]/[.$J$1])*[.$J$1]" office:value-type="float" office:value="0.966740038833832">
            <text:p>0.9667400388</text:p>
          </table:table-cell>
          <table:table-cell office:value-type="float" office:value="-0.401">
            <text:p>-0.401</text:p>
          </table:table-cell>
          <table:table-cell table:formula="of:=((LN(1+[.L14])-LN(1-[.L14]))/2-4*[.L14]/[.$L$1])*[.$L$1]" office:value-type="float" office:value="-0.345728912364952">
            <text:p>-0.3457289124</text:p>
          </table:table-cell>
          <table:table-cell office:value-type="float" office:value="0.547">
            <text:p>0.547</text:p>
          </table:table-cell>
          <table:table-cell table:formula="of:=((LN(1+[.N14])-LN(1-[.N14]))/2-4*[.N14]/[.$N$1])*[.$N$1]" office:value-type="float" office:value="0.162065638712766">
            <text:p>0.1620656387</text:p>
          </table:table-cell>
          <table:table-cell office:value-type="float" office:value="0.027">
            <text:p>0.027</text:p>
          </table:table-cell>
          <table:table-cell table:number-columns-repeated="1010"/>
        </table:table-row>
        <table:table-row table:style-name="ro1">
          <table:table-cell office:value-type="float" office:value="-0.2">
            <text:p>-0.2</text:p>
          </table:table-cell>
          <table:table-cell office:value-type="float" office:value="0.978">
            <text:p>0.978</text:p>
          </table:table-cell>
          <table:table-cell office:value-type="float" office:value="0.3">
            <text:p>0.3</text:p>
          </table:table-cell>
          <table:table-cell office:value-type="float" office:value="0.654">
            <text:p>0.654</text:p>
          </table:table-cell>
          <table:table-cell office:value-type="float" office:value="1">
            <text:p>1</text:p>
          </table:table-cell>
          <table:table-cell office:value-type="float" office:value="0.156">
            <text:p>0.156</text:p>
          </table:table-cell>
          <table:table-cell table:number-columns-repeated="2"/>
          <table:table-cell table:formula="of:=((LN(1+[.J15])-LN(1-[.J15]))/2-4*[.J15]/[.$J$1])*[.$J$1]" office:value-type="float" office:value="-0.537900705881741">
            <text:p>-0.5379007059</text:p>
          </table:table-cell>
          <table:table-cell office:value-type="float" office:value="0.978">
            <text:p>0.978</text:p>
          </table:table-cell>
          <table:table-cell table:formula="of:=((LN(1+[.L15])-LN(1-[.L15]))/2-4*[.L15]/[.$L$1])*[.$L$1]" office:value-type="float" office:value="-0.269230349211132">
            <text:p>-0.2692303492</text:p>
          </table:table-cell>
          <table:table-cell office:value-type="float" office:value="0.654">
            <text:p>0.654</text:p>
          </table:table-cell>
          <table:table-cell table:formula="of:=((LN(1+[.N15])-LN(1-[.N15]))/2-4*[.N15]/[.$N$1])*[.$N$1]" office:value-type="float" office:value="0.948842773181828">
            <text:p>0.9488427732</text:p>
          </table:table-cell>
          <table:table-cell office:value-type="float" office:value="0.156">
            <text:p>0.156</text:p>
          </table:table-cell>
          <table:table-cell table:number-columns-repeated="1010"/>
        </table:table-row>
        <table:table-row table:style-name="ro1">
          <table:table-cell office:value-type="float" office:value="-0.1">
            <text:p>-0.1</text:p>
          </table:table-cell>
          <table:table-cell office:value-type="float" office:value="0.983">
            <text:p>0.983</text:p>
          </table:table-cell>
          <table:table-cell office:value-type="float" office:value="0.5">
            <text:p>0.5</text:p>
          </table:table-cell>
          <table:table-cell office:value-type="float" office:value="0.772">
            <text:p>0.772</text:p>
          </table:table-cell>
          <table:table-cell office:value-type="float" office:value="2">
            <text:p>2</text:p>
          </table:table-cell>
          <table:table-cell office:value-type="float" office:value="0.301">
            <text:p>0.301</text:p>
          </table:table-cell>
          <table:table-cell table:number-columns-repeated="2"/>
          <table:table-cell table:formula="of:=((LN(1+[.J16])-LN(1-[.J16]))/2-4*[.J16]/[.$J$1])*[.$J$1]" office:value-type="float" office:value="-0.362635411652311">
            <text:p>-0.3626354117</text:p>
          </table:table-cell>
          <table:table-cell office:value-type="float" office:value="0.983">
            <text:p>0.983</text:p>
          </table:table-cell>
          <table:table-cell table:formula="of:=((LN(1+[.L16])-LN(1-[.L16]))/2-4*[.L16]/[.$L$1])*[.$L$1]" office:value-type="float" office:value="-0.0122222466841222">
            <text:p>-0.0122222467</text:p>
          </table:table-cell>
          <table:table-cell office:value-type="float" office:value="0.772">
            <text:p>0.772</text:p>
          </table:table-cell>
          <table:table-cell table:formula="of:=((LN(1+[.N16])-LN(1-[.N16]))/2-4*[.N16]/[.$N$1])*[.$N$1]" office:value-type="float" office:value="1.90218868139348">
            <text:p>1.9021886814</text:p>
          </table:table-cell>
          <table:table-cell office:value-type="float" office:value="0.301">
            <text:p>0.301</text:p>
          </table:table-cell>
          <table:table-cell table:number-columns-repeated="1010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987">
            <text:p>0.987</text:p>
          </table:table-cell>
          <table:table-cell office:value-type="float" office:value="0.8">
            <text:p>0.8</text:p>
          </table:table-cell>
          <table:table-cell office:value-type="float" office:value="0.853">
            <text:p>0.853</text:p>
          </table:table-cell>
          <table:table-cell office:value-type="float" office:value="3">
            <text:p>3</text:p>
          </table:table-cell>
          <table:table-cell office:value-type="float" office:value="0.428">
            <text:p>0.428</text:p>
          </table:table-cell>
          <table:table-cell table:number-columns-repeated="2"/>
          <table:table-cell table:formula="of:=((LN(1+[.J17])-LN(1-[.J17]))/2-4*[.J17]/[.$J$1])*[.$J$1]" office:value-type="float" office:value="-0.175926086182284">
            <text:p>-0.1759260862</text:p>
          </table:table-cell>
          <table:table-cell office:value-type="float" office:value="0.987">
            <text:p>0.987</text:p>
          </table:table-cell>
          <table:table-cell table:formula="of:=((LN(1+[.L17])-LN(1-[.L17]))/2-4*[.L17]/[.$L$1])*[.$L$1]" office:value-type="float" office:value="0.389192959259936">
            <text:p>0.3891929593</text:p>
          </table:table-cell>
          <table:table-cell office:value-type="float" office:value="0.853">
            <text:p>0.853</text:p>
          </table:table-cell>
          <table:table-cell table:formula="of:=((LN(1+[.N17])-LN(1-[.N17]))/2-4*[.N17]/[.$N$1])*[.$N$1]" office:value-type="float" office:value="2.86245575759866">
            <text:p>2.8624557576</text:p>
          </table:table-cell>
          <table:table-cell office:value-type="float" office:value="0.428">
            <text:p>0.428</text:p>
          </table:table-cell>
          <table:table-cell table:number-columns-repeated="1010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997">
            <text:p>0.997</text:p>
          </table:table-cell>
          <table:table-cell office:value-type="float" office:value="1">
            <text:p>1</text:p>
          </table:table-cell>
          <table:table-cell office:value-type="float" office:value="0.885">
            <text:p>0.885</text:p>
          </table:table-cell>
          <table:table-cell office:value-type="float" office:value="4">
            <text:p>4</text:p>
          </table:table-cell>
          <table:table-cell office:value-type="float" office:value="0.536">
            <text:p>0.536</text:p>
          </table:table-cell>
          <table:table-cell table:number-columns-repeated="2"/>
          <table:table-cell table:formula="of:=((LN(1+[.J18])-LN(1-[.J18]))/2-4*[.J18]/[.$J$1])*[.$J$1]" office:value-type="float" office:value="0.887591783560779">
            <text:p>0.8875917836</text:p>
          </table:table-cell>
          <table:table-cell office:value-type="float" office:value="0.997">
            <text:p>0.997</text:p>
          </table:table-cell>
          <table:table-cell table:formula="of:=((LN(1+[.L18])-LN(1-[.L18]))/2-4*[.L18]/[.$L$1])*[.$L$1]" office:value-type="float" office:value="0.655126457278292">
            <text:p>0.6551264573</text:p>
          </table:table-cell>
          <table:table-cell office:value-type="float" office:value="0.885">
            <text:p>0.885</text:p>
          </table:table-cell>
          <table:table-cell table:formula="of:=((LN(1+[.N18])-LN(1-[.N18]))/2-4*[.N18]/[.$N$1])*[.$N$1]" office:value-type="float" office:value="3.84126180740681">
            <text:p>3.8412618074</text:p>
          </table:table-cell>
          <table:table-cell office:value-type="float" office:value="0.536">
            <text:p>0.536</text:p>
          </table:table-cell>
          <table:table-cell table:number-columns-repeated="1010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999">
            <text:p>0.999</text:p>
          </table:table-cell>
          <table:table-cell office:value-type="float" office:value="2">
            <text:p>2</text:p>
          </table:table-cell>
          <table:table-cell office:value-type="float" office:value="0.955">
            <text:p>0.955</text:p>
          </table:table-cell>
          <table:table-cell office:value-type="float" office:value="5">
            <text:p>5</text:p>
          </table:table-cell>
          <table:table-cell office:value-type="float" office:value="0.626">
            <text:p>0.626</text:p>
          </table:table-cell>
          <table:table-cell table:number-columns-repeated="2"/>
          <table:table-cell table:formula="of:=((LN(1+[.J19])-LN(1-[.J19]))/2-4*[.J19]/[.$J$1])*[.$J$1]" office:value-type="float" office:value="1.7043017508753">
            <text:p>1.7043017509</text:p>
          </table:table-cell>
          <table:table-cell office:value-type="float" office:value="0.999">
            <text:p>0.999</text:p>
          </table:table-cell>
          <table:table-cell table:formula="of:=((LN(1+[.L19])-LN(1-[.L19]))/2-4*[.L19]/[.$L$1])*[.$L$1]" office:value-type="float" office:value="1.83722447397372">
            <text:p>1.837224474</text:p>
          </table:table-cell>
          <table:table-cell office:value-type="float" office:value="0.955">
            <text:p>0.955</text:p>
          </table:table-cell>
          <table:table-cell table:formula="of:=((LN(1+[.N19])-LN(1-[.N19]))/2-4*[.N19]/[.$N$1])*[.$N$1]" office:value-type="float" office:value="4.84411246346612">
            <text:p>4.8441124635</text:p>
          </table:table-cell>
          <table:table-cell office:value-type="float" office:value="0.626">
            <text:p>0.626</text:p>
          </table:table-cell>
          <table:table-cell table:number-columns-repeated="1010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.979">
            <text:p>0.979</text:p>
          </table:table-cell>
          <table:table-cell office:value-type="float" office:value="6">
            <text:p>6</text:p>
          </table:table-cell>
          <table:table-cell office:value-type="float" office:value="0.699">
            <text:p>0.699</text:p>
          </table:table-cell>
          <table:table-cell table:number-columns-repeated="2"/>
          <table:table-cell table:formula="of:=((LN(1+[.J20])-LN(1-[.J20]))/2-4*[.J20]/[.$J$1])*[.$J$1]" office:value-type="float" office:value="3.42797816346548">
            <text:p>3.4279781635</text:p>
          </table:table-cell>
          <table:table-cell office:value-type="float" office:value="0.9999">
            <text:p>0.9999</text:p>
          </table:table-cell>
          <table:table-cell table:formula="of:=((LN(1+[.L20])-LN(1-[.L20]))/2-4*[.L20]/[.$L$1])*[.$L$1]" office:value-type="float" office:value="2.90273676181872">
            <text:p>2.9027367618</text:p>
          </table:table-cell>
          <table:table-cell office:value-type="float" office:value="0.979">
            <text:p>0.979</text:p>
          </table:table-cell>
          <table:table-cell table:formula="of:=((LN(1+[.N20])-LN(1-[.N20]))/2-4*[.N20]/[.$N$1])*[.$N$1]" office:value-type="float" office:value="5.85742428461528">
            <text:p>5.8574242846</text:p>
          </table:table-cell>
          <table:table-cell office:value-type="float" office:value="0.699">
            <text:p>0.699</text:p>
          </table:table-cell>
          <table:table-cell table:number-columns-repeated="1010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.99">
            <text:p>0.99</text:p>
          </table:table-cell>
          <table:table-cell office:value-type="float" office:value="7">
            <text:p>7</text:p>
          </table:table-cell>
          <table:table-cell office:value-type="float" office:value="0.756">
            <text:p>0.756</text:p>
          </table:table-cell>
          <table:table-cell table:number-columns-repeated="2"/>
          <table:table-cell table:formula="of:=((LN(1+[.J21])-LN(1-[.J21]))/2-4*[.J21]/[.$J$1])*[.$J$1]" office:value-type="float" office:value="5.15459073414167">
            <text:p>5.1545907341</text:p>
          </table:table-cell>
          <table:table-cell office:value-type="float" office:value="0.99999">
            <text:p>0.99999</text:p>
          </table:table-cell>
          <table:table-cell table:formula="of:=((LN(1+[.L21])-LN(1-[.L21]))/2-4*[.L21]/[.$L$1])*[.$L$1]" office:value-type="float" office:value="3.97995723708674">
            <text:p>3.9799572371</text:p>
          </table:table-cell>
          <table:table-cell office:value-type="float" office:value="0.99">
            <text:p>0.99</text:p>
          </table:table-cell>
          <table:table-cell table:formula="of:=((LN(1+[.N21])-LN(1-[.N21]))/2-4*[.N21]/[.$N$1])*[.$N$1]" office:value-type="float" office:value="6.8441277445093">
            <text:p>6.8441277445</text:p>
          </table:table-cell>
          <table:table-cell office:value-type="float" office:value="0.756">
            <text:p>0.756</text:p>
          </table:table-cell>
          <table:table-cell table:number-columns-repeated="1010"/>
        </table:table-row>
        <table:table-row table:style-name="ro1">
          <table:table-cell table:number-columns-repeated="4"/>
          <table:table-cell office:value-type="float" office:value="8">
            <text:p>8</text:p>
          </table:table-cell>
          <table:table-cell office:value-type="float" office:value="0.804">
            <text:p>0.804</text:p>
          </table:table-cell>
          <table:table-cell table:number-columns-repeated="6"/>
          <table:table-cell table:formula="of:=((LN(1+[.N22])-LN(1-[.N22]))/2-4*[.N22]/[.$N$1])*[.$N$1]" office:value-type="float" office:value="7.88223520696026">
            <text:p>7.882235207</text:p>
          </table:table-cell>
          <table:table-cell office:value-type="float" office:value="0.804">
            <text:p>0.804</text:p>
          </table:table-cell>
          <table:table-cell table:number-columns-repeated="1010"/>
        </table:table-row>
        <table:table-row table:style-name="ro1">
          <table:table-cell table:number-columns-repeated="4"/>
          <table:table-cell office:value-type="float" office:value="9">
            <text:p>9</text:p>
          </table:table-cell>
          <table:table-cell office:value-type="float" office:value="0.842">
            <text:p>0.842</text:p>
          </table:table-cell>
          <table:table-cell table:number-columns-repeated="6"/>
          <table:table-cell table:formula="of:=((LN(1+[.N23])-LN(1-[.N23]))/2-4*[.N23]/[.$N$1])*[.$N$1]" office:value-type="float" office:value="8.91206091894143">
            <text:p>8.9120609189</text:p>
          </table:table-cell>
          <table:table-cell office:value-type="float" office:value="0.842">
            <text:p>0.842</text:p>
          </table:table-cell>
          <table:table-cell table:number-columns-repeated="1010"/>
        </table:table-row>
        <table:table-row table:style-name="ro1">
          <table:table-cell table:number-columns-repeated="4"/>
          <table:table-cell office:value-type="float" office:value="10">
            <text:p>10</text:p>
          </table:table-cell>
          <table:table-cell office:value-type="float" office:value="0.872">
            <text:p>0.872</text:p>
          </table:table-cell>
          <table:table-cell table:number-columns-repeated="6"/>
          <table:table-cell table:formula="of:=((LN(1+[.N24])-LN(1-[.N24]))/2-4*[.N24]/[.$N$1])*[.$N$1]" office:value-type="float" office:value="9.9256619655896">
            <text:p>9.9256619656</text:p>
          </table:table-cell>
          <table:table-cell office:value-type="float" office:value="0.872">
            <text:p>0.872</text:p>
          </table:table-cell>
          <table:table-cell table:number-columns-repeated="1010"/>
        </table:table-row>
        <table:table-row table:style-name="ro1">
          <table:table-cell table:number-columns-repeated="4"/>
          <table:table-cell office:value-type="float" office:value="15">
            <text:p>15</text:p>
          </table:table-cell>
          <table:table-cell office:value-type="float" office:value="0.954">
            <text:p>0.954</text:p>
          </table:table-cell>
          <table:table-cell table:number-columns-repeated="6"/>
          <table:table-cell table:formula="of:=((LN(1+[.N25])-LN(1-[.N25]))/2-4*[.N25]/[.$N$1])*[.$N$1]" office:value-type="float" office:value="14.9289621805682">
            <text:p>14.9289621806</text:p>
          </table:table-cell>
          <table:table-cell office:value-type="float" office:value="0.954">
            <text:p>0.954</text:p>
          </table:table-cell>
          <table:table-cell table:number-columns-repeated="1010"/>
        </table:table-row>
        <table:table-row table:style-name="ro1">
          <table:table-cell/>
          <table:table-cell office:value-type="string">
            <text:p>METROPOLIS MC</text:p>
          </table:table-cell>
          <table:table-cell table:number-columns-repeated="8"/>
          <table:table-cell office:value-type="string">
            <text:p>MEAN FIELD THEORY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L</text:p>
          </table:table-cell>
          <table:table-cell office:value-type="string">
            <text:p>Cp</text:p>
          </table:table-cell>
          <table:table-cell table:number-columns-repeated="1022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.22">
            <text:p>1.22</text:p>
          </table:table-cell>
          <table:table-cell table:number-columns-repeated="1022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.375">
            <text:p>1.375</text:p>
          </table:table-cell>
          <table:table-cell table:number-columns-repeated="1022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.96">
            <text:p>1.96</text:p>
          </table:table-cell>
          <table:table-cell table:number-columns-repeated="1022"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2.226">
            <text:p>2.226</text:p>
          </table:table-cell>
          <table:table-cell table:number-columns-repeated="1022"/>
        </table:table-row>
      </table:table>
      <table:table table:name="Sheet2" table:style-name="ta2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number-columns-repeated="1024"/>
        </table:table-row>
      </table:table>
      <table:table table:name="Sheet3" table:style-name="ta3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number-columns-repeated="1024"/>
        </table:table-row>
      </table:table>
      <table:named-expressions>
        <table:named-expression table:name="__shared_1_0_0" table:base-cell-address="$Sheet1.$A$1" table:expression="((LN(1+[.B1])-LN(1-[.B1]))/2-4*[.B1]/[.$J$1])*[.$J$1]"/>
        <table:named-expression table:name="__shared_1_0_1" table:base-cell-address="$Sheet1.$A$1" table:expression="((LN(1+[.B1])-LN(1-[.B1]))/2-4*[.B1]/[.$L$1])*[.$L$1]"/>
        <table:named-expression table:name="__shared_1_0_2" table:base-cell-address="$Sheet1.$A$1" table:expression="((LN(1+[.B1])-LN(1-[.B1]))/2-4*[.B1]/[.$N$1])*[.$N$1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US">
      <number:number number:min-integer-digits="1"/>
    </number:number-style>
    <number:currency-style style:name="N512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0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0P0"/>
    </number:currency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2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2P0"/>
    </number:currency-style>
    <number:currency-style style:name="N512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3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3P0"/>
    </number:currency-style>
    <number:date-style style:name="N5124" number:language="en" number:country="US">
      <number:month/>
      <number:text>/</number:text>
      <number:day/>
      <number:text>/</number:text>
      <number:year number:style="long"/>
    </number:date-style>
    <number:date-style style:name="N5125" number:language="en" number:country="US">
      <number:day/>
      <number:text>-</number:text>
      <number:month number:textual="true"/>
      <number:text>-</number:text>
      <number:year/>
    </number:date-style>
    <number:date-style style:name="N5126" number:language="en" number:country="US">
      <number:day/>
      <number:text>-</number:text>
      <number:month number:textual="true"/>
    </number:date-style>
    <number:date-style style:name="N5127" number:language="en" number:country="US">
      <number:month number:textual="true"/>
      <number:text>-</number:text>
      <number:year/>
    </number:date-style>
    <number:time-style style:name="N5128" number:language="en" number:country="US">
      <number:hours/>
      <number:text>:</number:text>
      <number:minutes number:style="long"/>
      <number:text> </number:text>
      <number:am-pm/>
    </number:time-style>
    <number:time-style style:name="N512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0" number:language="en" number:country="US">
      <number:hours/>
      <number:text>:</number:text>
      <number:minutes number:style="long"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2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3P0" style:volatile="true" number:language="en" number:country="US">
      <number:number number:decimal-places="0" number:min-integer-digits="1" number:grouping="true"/>
      <number:text> </number:text>
    </number:number-style>
    <number:number-style style:name="N5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3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number-style style:name="N5135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5135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5P2" style:volatile="true" number:language="en" number:country="US">
      <number:text> - </number:text>
    </number:number-style>
    <number:text-style style:name="N5135" number:language="en" number:country="US">
      <number:text> </number:text>
      <number:text-content/>
      <number:text> </number:text>
      <style:map style:condition="value()&gt;0" style:apply-style-name="N5135P0"/>
      <style:map style:condition="value()&lt;0" style:apply-style-name="N5135P1"/>
      <style:map style:condition="value()=0" style:apply-style-name="N5135P2"/>
    </number:text-style>
    <number:currency-style style:name="N5136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5136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5136P2" style:volatile="true" number:language="en" number:country="US">
      <number:text> </number:text>
      <number:currency-symbol/>
      <number:text>- </number:text>
    </number:currency-style>
    <number:text-style style:name="N5136" number:language="en" number:country="US">
      <number:text> </number:text>
      <number:text-content/>
      <number:text> </number:text>
      <style:map style:condition="value()&gt;0" style:apply-style-name="N5136P0"/>
      <style:map style:condition="value()&lt;0" style:apply-style-name="N5136P1"/>
      <style:map style:condition="value()=0" style:apply-style-name="N5136P2"/>
    </number:text-style>
    <number:number-style style:name="N5137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513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3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37" number:language="en" number:country="US">
      <number:text> </number:text>
      <number:text-content/>
      <number:text> </number:text>
      <style:map style:condition="value()&gt;0" style:apply-style-name="N5137P0"/>
      <style:map style:condition="value()&lt;0" style:apply-style-name="N5137P1"/>
      <style:map style:condition="value()=0" style:apply-style-name="N5137P2"/>
    </number:text-style>
    <number:currency-style style:name="N5138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5138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5138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5138" number:language="en" number:country="US">
      <number:text> </number:text>
      <number:text-content/>
      <number:text> </number:text>
      <style:map style:condition="value()&gt;0" style:apply-style-name="N5138P0"/>
      <style:map style:condition="value()&lt;0" style:apply-style-name="N5138P1"/>
      <style:map style:condition="value()=0" style:apply-style-name="N5138P2"/>
    </number:text-style>
    <number:time-style style:name="N5139" number:language="en" number:country="US">
      <number:minutes number:style="long"/>
      <number:text>:</number:text>
      <number:seconds number:style="long"/>
    </number:time-style>
    <number:time-style style:name="N514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1" number:language="en" number:country="US">
      <number:minutes number:style="long"/>
      <number:text>:</number:text>
      <number:seconds number:style="long" number:decimal-places="1"/>
    </number:time-style>
    <number:number-style style:name="N5142" number:language="en" number:country="US">
      <number:scientific-number number:decimal-places="1" number:min-integer-digits="3" number:min-exponent-digits="1"/>
    </number:number-style>
    <style:style style:name="Default" style:family="table-cel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WenQuanYi Zen He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6-09-16T00:00:00</meta:creation-date>
    <dc:date>2012-12-14T02:18:22</dc:date>
    <meta:generator>LibreOffice/3.5$Linux_x86 LibreOffice_project/350m1$Build-2</meta:generator>
    <dc:creator>Tom </dc:creator>
    <meta:editing-duration>PT35M15S</meta:editing-duration>
    <meta:editing-cycles>2</meta:editing-cycles>
    <meta:document-statistic meta:table-count="3" meta:cell-count="277" meta:object-count="2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5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500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5000">
      <style:chart-properties chart:symbol-type="non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10" style:family="chart" style:data-style-name="N5000">
      <style:chart-properties chart:symbol-type="none"/>
      <style:graphic-properties draw:stroke="dash" draw:stroke-dash="Fine_20_Dashed" svg:stroke-width="0.08cm" svg:stroke-color="#000000" draw:fill-color="#000000"/>
      <style:text-properties fo:font-size="10pt" style:font-size-asian="10pt" style:font-size-complex="10pt"/>
    </style:style>
    <style:style style:name="ch11" style:family="chart" style:data-style-name="N5000">
      <style:chart-properties chart:symbol-type="none"/>
      <style:graphic-properties draw:stroke="dash" draw:stroke-dash="Ultrafine_20_Dashed" svg:stroke-width="0.08cm" svg:stroke-color="#000000" draw:fill-color="#00000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535cm" svg:y="0.316cm" chart:style-name="ch2">
          <text:p>Metropolist Monte-Carlo</text:p>
        </chart:title>
        <chart:legend chart:legend-position="end" svg:x="12.955cm" svg:y="3.703cm" style:legend-expansion="high" chart:style-name="ch3"/>
        <chart:plot-area chart:style-name="ch4" table:cell-range-address="Sheet1.A1:Sheet1.A21 Sheet1.B3:Sheet1.B21 Sheet1.E1:Sheet1.E1 Sheet1.F3:Sheet1.F25 Sheet1.C1:Sheet1.C1 Sheet1.D3:Sheet1.D21" chart:data-source-has-labels="row" svg:x="1.331cm" svg:y="1.635cm" svg:width="10.985cm" svg:height="6.204cm">
          <chartooo:coordinate-region svg:x="1.569cm" svg:y="1.834cm" svg:width="10.56cm" svg:height="5.806cm"/>
          <chart:axis chart:dimension="x" chart:name="primary-x" chart:style-name="ch5">
            <chart:title svg:x="4.98cm" svg:y="8.019cm" chart:style-name="ch6">
              <text:p>applied magnetic field, H</text:p>
            </chart:title>
          </chart:axis>
          <chart:axis chart:dimension="y" chart:name="primary-y" chart:style-name="ch5">
            <chart:title svg:x="0.451cm" svg:y="7.268cm" chart:style-name="ch7">
              <text:p>mean magnetization per spin, &lt;si&gt;</text:p>
            </chart:title>
            <chart:grid chart:style-name="ch8" chart:class="major"/>
          </chart:axis>
          <chart:series chart:style-name="ch9" chart:values-cell-range-address="Sheet1.B3:Sheet1.B21" chart:label-cell-address="Sheet1.A1:Sheet1.A1" chart:class="chart:scatter">
            <chart:domain table:cell-range-address="Sheet1.A3:Sheet1.A21"/>
            <chart:data-point chart:repeated="19"/>
          </chart:series>
          <chart:series chart:style-name="ch10" chart:values-cell-range-address="Sheet1.F3:Sheet1.F25" chart:label-cell-address="Sheet1.E1:Sheet1.E1" chart:class="chart:scatter">
            <chart:domain table:cell-range-address="Sheet1.E3:Sheet1.E25"/>
            <chart:data-point chart:repeated="23"/>
          </chart:series>
          <chart:series chart:style-name="ch11" chart:values-cell-range-address="Sheet1.D3:Sheet1.D21" chart:label-cell-address="Sheet1.C1:Sheet1.C1" chart:class="chart:scatter">
            <chart:domain table:cell-range-address="Sheet1.C3:Sheet1.C21"/>
            <chart:data-point chart:repeated="1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=1.5</text:p>
                <draw:g>
                  <svg:desc>Sheet1.A1:Sheet1.A1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>T=10</text:p>
                <draw:g>
                  <svg:desc>Sheet1.E1:Sheet1.E1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T=3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4">
                <text:p>-4</text:p>
                <draw:g>
                  <svg:desc>Sheet1.A3:Sheet1.A21</svg:desc>
                </draw:g>
              </table:table-cell>
              <table:table-cell office:value-type="float" office:value="-0.999">
                <text:p>-0.999</text:p>
                <draw:g>
                  <svg:desc>Sheet1.B3:Sheet1.B21</svg:desc>
                </draw:g>
              </table:table-cell>
              <table:table-cell office:value-type="float" office:value="-15">
                <text:p>-15</text:p>
                <draw:g>
                  <svg:desc>Sheet1.E3:Sheet1.E25</svg:desc>
                </draw:g>
              </table:table-cell>
              <table:table-cell office:value-type="float" office:value="-0.953">
                <text:p>-0.953</text:p>
                <draw:g>
                  <svg:desc>Sheet1.F3:Sheet1.F25</svg:desc>
                </draw:g>
              </table:table-cell>
              <table:table-cell office:value-type="float" office:value="-4">
                <text:p>-4</text:p>
                <draw:g>
                  <svg:desc>Sheet1.C3:Sheet1.C21</svg:desc>
                </draw:g>
              </table:table-cell>
              <table:table-cell office:value-type="float" office:value="-0.989">
                <text:p>-0.989</text:p>
                <draw:g>
                  <svg:desc>Sheet1.D3:Sheet1.D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3">
                <text:p>-3</text:p>
              </table:table-cell>
              <table:table-cell office:value-type="float" office:value="-0.997">
                <text:p>-0.997</text:p>
              </table:table-cell>
              <table:table-cell office:value-type="float" office:value="-10">
                <text:p>-10</text:p>
              </table:table-cell>
              <table:table-cell office:value-type="float" office:value="-0.87">
                <text:p>-0.87</text:p>
              </table:table-cell>
              <table:table-cell office:value-type="float" office:value="-3">
                <text:p>-3</text:p>
              </table:table-cell>
              <table:table-cell office:value-type="float" office:value="-0.978">
                <text:p>-0.97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2">
                <text:p>-2</text:p>
              </table:table-cell>
              <table:table-cell office:value-type="float" office:value="-0.993">
                <text:p>-0.993</text:p>
              </table:table-cell>
              <table:table-cell office:value-type="float" office:value="-9">
                <text:p>-9</text:p>
              </table:table-cell>
              <table:table-cell office:value-type="float" office:value="-0.84">
                <text:p>-0.84</text:p>
              </table:table-cell>
              <table:table-cell office:value-type="float" office:value="-2">
                <text:p>-2</text:p>
              </table:table-cell>
              <table:table-cell office:value-type="float" office:value="-0.952">
                <text:p>-0.95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1">
                <text:p>-1</text:p>
              </table:table-cell>
              <table:table-cell office:value-type="float" office:value="-0.977">
                <text:p>-0.977</text:p>
              </table:table-cell>
              <table:table-cell office:value-type="float" office:value="-8">
                <text:p>-8</text:p>
              </table:table-cell>
              <table:table-cell office:value-type="float" office:value="-0.803">
                <text:p>-0.803</text:p>
              </table:table-cell>
              <table:table-cell office:value-type="float" office:value="-1">
                <text:p>-1</text:p>
              </table:table-cell>
              <table:table-cell office:value-type="float" office:value="-0.879">
                <text:p>-0.87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9">
                <text:p>-0.9</text:p>
              </table:table-cell>
              <table:table-cell office:value-type="float" office:value="-0.972">
                <text:p>-0.972</text:p>
              </table:table-cell>
              <table:table-cell office:value-type="float" office:value="-7">
                <text:p>-7</text:p>
              </table:table-cell>
              <table:table-cell office:value-type="float" office:value="-0.756">
                <text:p>-0.756</text:p>
              </table:table-cell>
              <table:table-cell office:value-type="float" office:value="-0.9">
                <text:p>-0.9</text:p>
              </table:table-cell>
              <table:table-cell office:value-type="float" office:value="-0.864">
                <text:p>-0.86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8">
                <text:p>-0.8</text:p>
              </table:table-cell>
              <table:table-cell office:value-type="float" office:value="-0.964">
                <text:p>-0.964</text:p>
              </table:table-cell>
              <table:table-cell office:value-type="float" office:value="-6">
                <text:p>-6</text:p>
              </table:table-cell>
              <table:table-cell office:value-type="float" office:value="-0.698">
                <text:p>-0.698</text:p>
              </table:table-cell>
              <table:table-cell office:value-type="float" office:value="-0.8">
                <text:p>-0.8</text:p>
              </table:table-cell>
              <table:table-cell office:value-type="float" office:value="-0.846">
                <text:p>-0.84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7">
                <text:p>-0.7</text:p>
              </table:table-cell>
              <table:table-cell office:value-type="float" office:value="-0.958">
                <text:p>-0.958</text:p>
              </table:table-cell>
              <table:table-cell office:value-type="float" office:value="-5">
                <text:p>-5</text:p>
              </table:table-cell>
              <table:table-cell office:value-type="float" office:value="-0.625">
                <text:p>-0.625</text:p>
              </table:table-cell>
              <table:table-cell office:value-type="float" office:value="-0.4">
                <text:p>-0.4</text:p>
              </table:table-cell>
              <table:table-cell office:value-type="float" office:value="-0.713">
                <text:p>-0.71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6">
                <text:p>-0.6</text:p>
              </table:table-cell>
              <table:table-cell office:value-type="float" office:value="-0.937">
                <text:p>-0.937</text:p>
              </table:table-cell>
              <table:table-cell office:value-type="float" office:value="-4">
                <text:p>-4</text:p>
              </table:table-cell>
              <table:table-cell office:value-type="float" office:value="-0.535">
                <text:p>-0.535</text:p>
              </table:table-cell>
              <table:table-cell office:value-type="float" office:value="-0.2">
                <text:p>-0.2</text:p>
              </table:table-cell>
              <table:table-cell office:value-type="float" office:value="-0.532">
                <text:p>-0.53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5">
                <text:p>-0.5</text:p>
              </table:table-cell>
              <table:table-cell office:value-type="float" office:value="-0.91">
                <text:p>-0.91</text:p>
              </table:table-cell>
              <table:table-cell office:value-type="float" office:value="-3">
                <text:p>-3</text:p>
              </table:table-cell>
              <table:table-cell office:value-type="float" office:value="-0.428">
                <text:p>-0.428</text:p>
              </table:table-cell>
              <table:table-cell office:value-type="float" office:value="-0.1">
                <text:p>-0.1</text:p>
              </table:table-cell>
              <table:table-cell office:value-type="float" office:value="-0.328">
                <text:p>-0.32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4">
                <text:p>-0.4</text:p>
              </table:table-cell>
              <table:table-cell office:value-type="float" office:value="-0.836">
                <text:p>-0.836</text:p>
              </table:table-cell>
              <table:table-cell office:value-type="float" office:value="-2">
                <text:p>-2</text:p>
              </table:table-cell>
              <table:table-cell office:value-type="float" office:value="-0.3">
                <text:p>-0.3</text:p>
              </table:table-cell>
              <table:table-cell office:value-type="float" office:value="0">
                <text:p>0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3">
                <text:p>-0.3</text:p>
              </table:table-cell>
              <table:table-cell office:value-type="float" office:value="-0.685">
                <text:p>-0.685</text:p>
              </table:table-cell>
              <table:table-cell office:value-type="float" office:value="-1">
                <text:p>-1</text:p>
              </table:table-cell>
              <table:table-cell office:value-type="float" office:value="-0.155">
                <text:p>-0.155</text:p>
              </table:table-cell>
              <table:table-cell office:value-type="float" office:value="0.1">
                <text:p>0.1</text:p>
              </table:table-cell>
              <table:table-cell office:value-type="float" office:value="0.345">
                <text:p>0.34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25">
                <text:p>-0.25</text:p>
              </table:table-cell>
              <table:table-cell office:value-type="float" office:value="-0.401">
                <text:p>-0.401</text:p>
              </table:table-cell>
              <table:table-cell office:value-type="float" office:value="0">
                <text:p>0</text:p>
              </table:table-cell>
              <table:table-cell office:value-type="float" office:value="0.027">
                <text:p>0.027</text:p>
              </table:table-cell>
              <table:table-cell office:value-type="float" office:value="0.2">
                <text:p>0.2</text:p>
              </table:table-cell>
              <table:table-cell office:value-type="float" office:value="0.547">
                <text:p>0.54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2">
                <text:p>-0.2</text:p>
              </table:table-cell>
              <table:table-cell office:value-type="float" office:value="0.978">
                <text:p>0.978</text:p>
              </table:table-cell>
              <table:table-cell office:value-type="float" office:value="1">
                <text:p>1</text:p>
              </table:table-cell>
              <table:table-cell office:value-type="float" office:value="0.156">
                <text:p>0.156</text:p>
              </table:table-cell>
              <table:table-cell office:value-type="float" office:value="0.3">
                <text:p>0.3</text:p>
              </table:table-cell>
              <table:table-cell office:value-type="float" office:value="0.654">
                <text:p>0.65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1">
                <text:p>-0.1</text:p>
              </table:table-cell>
              <table:table-cell office:value-type="float" office:value="0.983">
                <text:p>0.983</text:p>
              </table:table-cell>
              <table:table-cell office:value-type="float" office:value="2">
                <text:p>2</text:p>
              </table:table-cell>
              <table:table-cell office:value-type="float" office:value="0.301">
                <text:p>0.301</text:p>
              </table:table-cell>
              <table:table-cell office:value-type="float" office:value="0.5">
                <text:p>0.5</text:p>
              </table:table-cell>
              <table:table-cell office:value-type="float" office:value="0.772">
                <text:p>0.77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.987">
                <text:p>0.987</text:p>
              </table:table-cell>
              <table:table-cell office:value-type="float" office:value="3">
                <text:p>3</text:p>
              </table:table-cell>
              <table:table-cell office:value-type="float" office:value="0.428">
                <text:p>0.428</text:p>
              </table:table-cell>
              <table:table-cell office:value-type="float" office:value="0.8">
                <text:p>0.8</text:p>
              </table:table-cell>
              <table:table-cell office:value-type="float" office:value="0.853">
                <text:p>0.85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">
                <text:p>1</text:p>
              </table:table-cell>
              <table:table-cell office:value-type="float" office:value="0.997">
                <text:p>0.997</text:p>
              </table:table-cell>
              <table:table-cell office:value-type="float" office:value="4">
                <text:p>4</text:p>
              </table:table-cell>
              <table:table-cell office:value-type="float" office:value="0.536">
                <text:p>0.536</text:p>
              </table:table-cell>
              <table:table-cell office:value-type="float" office:value="1">
                <text:p>1</text:p>
              </table:table-cell>
              <table:table-cell office:value-type="float" office:value="0.885">
                <text:p>0.88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">
                <text:p>2</text:p>
              </table:table-cell>
              <table:table-cell office:value-type="float" office:value="0.999">
                <text:p>0.999</text:p>
              </table:table-cell>
              <table:table-cell office:value-type="float" office:value="5">
                <text:p>5</text:p>
              </table:table-cell>
              <table:table-cell office:value-type="float" office:value="0.626">
                <text:p>0.626</text:p>
              </table:table-cell>
              <table:table-cell office:value-type="float" office:value="2">
                <text:p>2</text:p>
              </table:table-cell>
              <table:table-cell office:value-type="float" office:value="0.955">
                <text:p>0.95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0.699">
                <text:p>0.699</text:p>
              </table:table-cell>
              <table:table-cell office:value-type="float" office:value="3">
                <text:p>3</text:p>
              </table:table-cell>
              <table:table-cell office:value-type="float" office:value="0.979">
                <text:p>0.97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0.756">
                <text:p>0.756</text:p>
              </table:table-cell>
              <table:table-cell office:value-type="float" office:value="4">
                <text:p>4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0.804">
                <text:p>0.8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0.842">
                <text:p>0.8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0.872">
                <text:p>0.8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">
                <text:p>15</text:p>
              </table:table-cell>
              <table:table-cell office:value-type="float" office:value="0.954">
                <text:p>0.9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5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500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5000">
      <style:chart-properties chart:symbol-type="non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10" style:family="chart" style:data-style-name="N5000">
      <style:chart-properties chart:symbol-type="none"/>
      <style:graphic-properties draw:stroke="dash" draw:stroke-dash="Fine_20_Dashed" svg:stroke-width="0.08cm" svg:stroke-color="#000000" draw:fill-color="#000000"/>
      <style:text-properties fo:font-size="10pt" style:font-size-asian="10pt" style:font-size-complex="10pt"/>
    </style:style>
    <style:style style:name="ch11" style:family="chart" style:data-style-name="N5000">
      <style:chart-properties chart:symbol-type="none"/>
      <style:graphic-properties draw:stroke="dash" draw:stroke-dash="Ultrafine_20_Dashed" svg:stroke-width="0.08cm" svg:stroke-color="#000000" draw:fill-color="#00000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065cm" svg:y="0.316cm" chart:style-name="ch2">
          <text:p>Mean-Field Theory</text:p>
        </chart:title>
        <chart:legend chart:legend-position="end" svg:x="12.955cm" svg:y="3.703cm" style:legend-expansion="high" chart:style-name="ch3"/>
        <chart:plot-area chart:style-name="ch4" table:cell-range-address="Sheet1.L2:Sheet1.L21 Sheet1.I3:Sheet1.J21 Sheet1.I1:Sheet1.I1 Sheet1.M1:Sheet1.M1 Sheet1.N2:Sheet1.N25 Sheet1.K1:Sheet1.K1" chart:data-source-has-labels="both" svg:x="1.331cm" svg:y="1.635cm" svg:width="10.985cm" svg:height="6.204cm">
          <chartooo:coordinate-region svg:x="1.569cm" svg:y="1.834cm" svg:width="10.56cm" svg:height="5.806cm"/>
          <chart:axis chart:dimension="x" chart:name="primary-x" chart:style-name="ch5" chartooo:axis-type="auto">
            <chart:title svg:x="4.98cm" svg:y="8.019cm" chart:style-name="ch6">
              <text:p>applied magnetic field, H</text:p>
            </chart:title>
            <chart:categories table:cell-range-address="Sheet1.L2:Sheet1.L21"/>
          </chart:axis>
          <chart:axis chart:dimension="y" chart:name="primary-y" chart:style-name="ch5">
            <chart:title svg:x="0.451cm" svg:y="7.268cm" chart:style-name="ch7">
              <text:p>mean magnetization per spin, &lt;si&gt;</text:p>
            </chart:title>
            <chart:grid chart:style-name="ch8" chart:class="major"/>
          </chart:axis>
          <chart:series chart:style-name="ch9" chart:values-cell-range-address="Sheet1.J3:Sheet1.J21" chart:label-cell-address="Sheet1.I1:Sheet1.I1" chart:class="chart:scatter">
            <chart:domain table:cell-range-address="Sheet1.I3:Sheet1.I21"/>
            <chart:data-point chart:repeated="19"/>
          </chart:series>
          <chart:series chart:style-name="ch10" chart:values-cell-range-address="Sheet1.N2:Sheet1.N25" chart:label-cell-address="Sheet1.M1:Sheet1.M1" chart:class="chart:scatter">
            <chart:domain table:cell-range-address="Sheet1.M2:Sheet1.M25"/>
            <chart:data-point chart:repeated="24"/>
          </chart:series>
          <chart:series chart:style-name="ch11" chart:values-cell-range-address="Sheet1.L2:Sheet1.L21" chart:label-cell-address="Sheet1.K1:Sheet1.K1" chart:class="chart:scatter">
            <chart:domain table:cell-range-address="Sheet1.K2:Sheet1.K21"/>
            <chart:data-point chart:repeated="2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T=1.5</text:p>
                <draw:g>
                  <svg:desc>Sheet1.I1:Sheet1.I1</svg:desc>
                </draw:g>
              </table:table-cell>
              <table:table-cell office:value-type="string">
                <text:p>Column M</text:p>
              </table:table-cell>
              <table:table-cell office:value-type="string">
                <text:p>T=10</text:p>
                <draw:g>
                  <svg:desc>Sheet1.M1:Sheet1.M1</svg:desc>
                </draw:g>
              </table:table-cell>
              <table:table-cell office:value-type="string">
                <text:p>Column K</text:p>
              </table:table-cell>
              <table:table-cell office:value-type="string">
                <text:p>T=3</text:p>
                <draw:g>
                  <svg:desc>Sheet1.K1:Sheet1.K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&lt;si&gt;</text:p>
                <draw:g>
                  <svg:desc>Sheet1.L2:Sheet1.L21</svg:desc>
                </draw:g>
              </table:table-cell>
              <table:table-cell office:value-type="float" office:value="-1.7043017508753">
                <text:p>-1.7043017508753</text:p>
                <draw:g>
                  <svg:desc>Sheet1.I3:Sheet1.I21</svg:desc>
                </draw:g>
              </table:table-cell>
              <table:table-cell office:value-type="float" office:value="-0.999">
                <text:p>-0.999</text:p>
                <draw:g>
                  <svg:desc>Sheet1.J3:Sheet1.J21</svg:desc>
                </draw:g>
              </table:table-cell>
              <table:table-cell office:value-type="float" office:value="NaN">
                <text:p>NaN</text:p>
                <draw:g>
                  <svg:desc>Sheet1.M2:Sheet1.M25</svg:desc>
                </draw:g>
              </table:table-cell>
              <table:table-cell office:value-type="float" office:value="NaN">
                <text:p>NaN</text:p>
                <draw:g>
                  <svg:desc>Sheet1.N2:Sheet1.N25</svg:desc>
                </draw:g>
              </table:table-cell>
              <table:table-cell office:value-type="float" office:value="NaN">
                <text:p>NaN</text:p>
                <draw:g>
                  <svg:desc>Sheet1.K2:Sheet1.K21</svg:desc>
                </draw:g>
              </table:table-cell>
              <table:table-cell office:value-type="float" office:value="NaN">
                <text:p>NaN</text:p>
                <draw:g>
                  <svg:desc>Sheet1.L2:Sheet1.L21</svg:desc>
                </draw:g>
              </table:table-cell>
            </table:table-row>
            <table:table-row>
              <table:table-cell office:value-type="float" office:value="-0.989">
                <text:p>-0</text:p>
              </table:table-cell>
              <table:table-cell office:value-type="float" office:value="-0.887591783560779">
                <text:p>-0.887591783560779</text:p>
              </table:table-cell>
              <table:table-cell office:value-type="float" office:value="-0.997">
                <text:p>-0.997</text:p>
              </table:table-cell>
              <table:table-cell office:value-type="float" office:value="-14.8228716458331">
                <text:p>-14.8228716458331</text:p>
              </table:table-cell>
              <table:table-cell office:value-type="float" office:value="-0.953">
                <text:p>-0.953</text:p>
              </table:table-cell>
              <table:table-cell office:value-type="float" office:value="-3.84023800908342">
                <text:p>-3.84023800908342</text:p>
              </table:table-cell>
              <table:table-cell office:value-type="float" office:value="-0.989">
                <text:p>-0.989</text:p>
              </table:table-cell>
            </table:table-row>
            <table:table-row>
              <table:table-cell office:value-type="float" office:value="-0.978">
                <text:p>-0</text:p>
              </table:table-cell>
              <table:table-cell office:value-type="float" office:value="-0.266614628368122">
                <text:p>-0.266614628368122</text:p>
              </table:table-cell>
              <table:table-cell office:value-type="float" office:value="-0.993">
                <text:p>-0.993</text:p>
              </table:table-cell>
              <table:table-cell office:value-type="float" office:value="-9.85079629696525">
                <text:p>-9.85079629696525</text:p>
              </table:table-cell>
              <table:table-cell office:value-type="float" office:value="-0.87">
                <text:p>-0.87</text:p>
              </table:table-cell>
              <table:table-cell office:value-type="float" office:value="-2.83619858823652">
                <text:p>-2.83619858823652</text:p>
              </table:table-cell>
              <table:table-cell office:value-type="float" office:value="-0.978">
                <text:p>-0.978</text:p>
              </table:table-cell>
            </table:table-row>
            <table:table-row>
              <table:table-cell office:value-type="float" office:value="-0.952">
                <text:p>-0</text:p>
              </table:table-cell>
              <table:table-cell office:value-type="float" office:value="0.567618794568897">
                <text:p>0.567618794568897</text:p>
              </table:table-cell>
              <table:table-cell office:value-type="float" office:value="-0.977">
                <text:p>-0.977</text:p>
              </table:table-cell>
              <table:table-cell office:value-type="float" office:value="-8.85173517684602">
                <text:p>-8.85173517684602</text:p>
              </table:table-cell>
              <table:table-cell office:value-type="float" office:value="-0.84">
                <text:p>-0.84</text:p>
              </table:table-cell>
              <table:table-cell office:value-type="float" office:value="-1.75011313409772">
                <text:p>-1.75011313409772</text:p>
              </table:table-cell>
              <table:table-cell office:value-type="float" office:value="-0.952">
                <text:p>-0.952</text:p>
              </table:table-cell>
            </table:table-row>
            <table:table-row>
              <table:table-cell office:value-type="float" office:value="-0.879">
                <text:p>-0</text:p>
              </table:table-cell>
              <table:table-cell office:value-type="float" office:value="0.697050731259465">
                <text:p>0.697050731259465</text:p>
              </table:table-cell>
              <table:table-cell office:value-type="float" office:value="-0.972">
                <text:p>-0.972</text:p>
              </table:table-cell>
              <table:table-cell office:value-type="float" office:value="-7.85801747232665">
                <text:p>-7.85801747232665</text:p>
              </table:table-cell>
              <table:table-cell office:value-type="float" office:value="-0.803">
                <text:p>-0.803</text:p>
              </table:table-cell>
              <table:table-cell office:value-type="float" office:value="-0.598056680725087">
                <text:p>-0.598056680725087</text:p>
              </table:table-cell>
              <table:table-cell office:value-type="float" office:value="-0.879">
                <text:p>-0.879</text:p>
              </table:table-cell>
            </table:table-row>
            <table:table-row>
              <table:table-cell office:value-type="float" office:value="-0.864">
                <text:p>-0</text:p>
              </table:table-cell>
              <table:table-cell office:value-type="float" office:value="0.856585337156273">
                <text:p>0.856585337156273</text:p>
              </table:table-cell>
              <table:table-cell office:value-type="float" office:value="-0.964">
                <text:p>-0.964</text:p>
              </table:table-cell>
              <table:table-cell office:value-type="float" office:value="-6.8441277445093">
                <text:p>-6.8441277445093</text:p>
              </table:table-cell>
              <table:table-cell office:value-type="float" office:value="-0.756">
                <text:p>-0.756</text:p>
              </table:table-cell>
              <table:table-cell office:value-type="float" office:value="-0.470737664264228">
                <text:p>-0.470737664264228</text:p>
              </table:table-cell>
              <table:table-cell office:value-type="float" office:value="-0.864">
                <text:p>-0.864</text:p>
              </table:table-cell>
            </table:table-row>
            <table:table-row>
              <table:table-cell office:value-type="float" office:value="-0.846">
                <text:p>-0</text:p>
              </table:table-cell>
              <table:table-cell office:value-type="float" office:value="0.950493096394683">
                <text:p>0.950493096394683</text:p>
              </table:table-cell>
              <table:table-cell office:value-type="float" office:value="-0.958">
                <text:p>-0.958</text:p>
              </table:table-cell>
              <table:table-cell office:value-type="float" office:value="-5.84189674748211">
                <text:p>-5.84189674748211</text:p>
              </table:table-cell>
              <table:table-cell office:value-type="float" office:value="-0.698">
                <text:p>-0.698</text:p>
              </table:table-cell>
              <table:table-cell office:value-type="float" office:value="-0.341735718973753">
                <text:p>-0.341735718973753</text:p>
              </table:table-cell>
              <table:table-cell office:value-type="float" office:value="-0.846">
                <text:p>-0.846</text:p>
              </table:table-cell>
            </table:table-row>
            <table:table-row>
              <table:table-cell office:value-type="float" office:value="-0.713">
                <text:p>-0</text:p>
              </table:table-cell>
              <table:table-cell office:value-type="float" office:value="1.1786792972384">
                <text:p>1.1786792972384</text:p>
              </table:table-cell>
              <table:table-cell office:value-type="float" office:value="-0.937">
                <text:p>-0.937</text:p>
              </table:table-cell>
              <table:table-cell office:value-type="float" office:value="-4.83168534396714">
                <text:p>-4.83168534396714</text:p>
              </table:table-cell>
              <table:table-cell office:value-type="float" office:value="-0.625">
                <text:p>-0.625</text:p>
              </table:table-cell>
              <table:table-cell office:value-type="float" office:value="0.172221076153252">
                <text:p>0.172221076153252</text:p>
              </table:table-cell>
              <table:table-cell office:value-type="float" office:value="-0.713">
                <text:p>-0.713</text:p>
              </table:table-cell>
            </table:table-row>
            <table:table-row>
              <table:table-cell office:value-type="float" office:value="-0.532">
                <text:p>-0</text:p>
              </table:table-cell>
              <table:table-cell office:value-type="float" office:value="1.34871336196719">
                <text:p>1.34871336196719</text:p>
              </table:table-cell>
              <table:table-cell office:value-type="float" office:value="-0.91">
                <text:p>-0.91</text:p>
              </table:table-cell>
              <table:table-cell office:value-type="float" office:value="-3.83124127216971">
                <text:p>-3.83124127216971</text:p>
              </table:table-cell>
              <table:table-cell office:value-type="float" office:value="-0.535">
                <text:p>-0.535</text:p>
              </table:table-cell>
              <table:table-cell office:value-type="float" office:value="0.349208418425665">
                <text:p>0.349208418425665</text:p>
              </table:table-cell>
              <table:table-cell office:value-type="float" office:value="-0.532">
                <text:p>-0.532</text:p>
              </table:table-cell>
            </table:table-row>
            <table:table-row>
              <table:table-cell office:value-type="float" office:value="-0.328">
                <text:p>-0</text:p>
              </table:table-cell>
              <table:table-cell office:value-type="float" office:value="1.53239139248282">
                <text:p>1.53239139248282</text:p>
              </table:table-cell>
              <table:table-cell office:value-type="float" office:value="-0.836">
                <text:p>-0.836</text:p>
              </table:table-cell>
              <table:table-cell office:value-type="float" office:value="-2.86245575759866">
                <text:p>-2.86245575759866</text:p>
              </table:table-cell>
              <table:table-cell office:value-type="float" office:value="-0.428">
                <text:p>-0.428</text:p>
              </table:table-cell>
              <table:table-cell office:value-type="float" office:value="0.290243515730155">
                <text:p>0.290243515730155</text:p>
              </table:table-cell>
              <table:table-cell office:value-type="float" office:value="-0.328">
                <text:p>-0.328</text:p>
              </table:table-cell>
            </table:table-row>
            <table:table-row>
              <table:table-cell office:value-type="float" office:value="0.019">
                <text:p>0</text:p>
              </table:table-cell>
              <table:table-cell office:value-type="float" office:value="1.48228884702938">
                <text:p>1.48228884702938</text:p>
              </table:table-cell>
              <table:table-cell office:value-type="float" office:value="-0.685">
                <text:p>-0.685</text:p>
              </table:table-cell>
              <table:table-cell office:value-type="float" office:value="-1.89519604203112">
                <text:p>-1.89519604203112</text:p>
              </table:table-cell>
              <table:table-cell office:value-type="float" office:value="-0.3">
                <text:p>-0.3</text:p>
              </table:table-cell>
              <table:table-cell office:value-type="float" office:value="-0.0189931395139575">
                <text:p>-0.0189931395139575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float" office:value="0.345">
                <text:p>0</text:p>
              </table:table-cell>
              <table:table-cell office:value-type="float" office:value="0.966740038833832">
                <text:p>0.966740038833832</text:p>
              </table:table-cell>
              <table:table-cell office:value-type="float" office:value="-0.401">
                <text:p>-0.401</text:p>
              </table:table-cell>
              <table:table-cell office:value-type="float" office:value="-0.942594977993601">
                <text:p>-0.942594977993601</text:p>
              </table:table-cell>
              <table:table-cell office:value-type="float" office:value="-0.155">
                <text:p>-0.155</text:p>
              </table:table-cell>
              <table:table-cell office:value-type="float" office:value="-0.300728915398969">
                <text:p>-0.300728915398969</text:p>
              </table:table-cell>
              <table:table-cell office:value-type="float" office:value="0.345">
                <text:p>0.345</text:p>
              </table:table-cell>
            </table:table-row>
            <table:table-row>
              <table:table-cell office:value-type="float" office:value="0.547">
                <text:p>0</text:p>
              </table:table-cell>
              <table:table-cell office:value-type="float" office:value="-0.537900705881741">
                <text:p>-0.537900705881741</text:p>
              </table:table-cell>
              <table:table-cell office:value-type="float" office:value="0.978">
                <text:p>0.978</text:p>
              </table:table-cell>
              <table:table-cell office:value-type="float" office:value="0.162065638712766">
                <text:p>0.162065638712766</text:p>
              </table:table-cell>
              <table:table-cell office:value-type="float" office:value="0.027">
                <text:p>0.027</text:p>
              </table:table-cell>
              <table:table-cell office:value-type="float" office:value="-0.345728912364952">
                <text:p>-0.345728912364952</text:p>
              </table:table-cell>
              <table:table-cell office:value-type="float" office:value="0.547">
                <text:p>0.547</text:p>
              </table:table-cell>
            </table:table-row>
            <table:table-row>
              <table:table-cell office:value-type="float" office:value="0.654">
                <text:p>0</text:p>
              </table:table-cell>
              <table:table-cell office:value-type="float" office:value="-0.362635411652311">
                <text:p>-0.362635411652311</text:p>
              </table:table-cell>
              <table:table-cell office:value-type="float" office:value="0.983">
                <text:p>0.983</text:p>
              </table:table-cell>
              <table:table-cell office:value-type="float" office:value="0.948842773181828">
                <text:p>0.948842773181828</text:p>
              </table:table-cell>
              <table:table-cell office:value-type="float" office:value="0.156">
                <text:p>0.156</text:p>
              </table:table-cell>
              <table:table-cell office:value-type="float" office:value="-0.269230349211132">
                <text:p>-0.269230349211132</text:p>
              </table:table-cell>
              <table:table-cell office:value-type="float" office:value="0.654">
                <text:p>0.654</text:p>
              </table:table-cell>
            </table:table-row>
            <table:table-row>
              <table:table-cell office:value-type="float" office:value="0.772">
                <text:p>0</text:p>
              </table:table-cell>
              <table:table-cell office:value-type="float" office:value="-0.175926086182284">
                <text:p>-0.175926086182284</text:p>
              </table:table-cell>
              <table:table-cell office:value-type="float" office:value="0.987">
                <text:p>0.987</text:p>
              </table:table-cell>
              <table:table-cell office:value-type="float" office:value="1.90218868139348">
                <text:p>1.90218868139348</text:p>
              </table:table-cell>
              <table:table-cell office:value-type="float" office:value="0.301">
                <text:p>0.301</text:p>
              </table:table-cell>
              <table:table-cell office:value-type="float" office:value="-0.0122222466841222">
                <text:p>-0.0122222466841222</text:p>
              </table:table-cell>
              <table:table-cell office:value-type="float" office:value="0.772">
                <text:p>0.772</text:p>
              </table:table-cell>
            </table:table-row>
            <table:table-row>
              <table:table-cell office:value-type="float" office:value="0.853">
                <text:p>0</text:p>
              </table:table-cell>
              <table:table-cell office:value-type="float" office:value="0.887591783560779">
                <text:p>0.887591783560779</text:p>
              </table:table-cell>
              <table:table-cell office:value-type="float" office:value="0.997">
                <text:p>0.997</text:p>
              </table:table-cell>
              <table:table-cell office:value-type="float" office:value="2.86245575759866">
                <text:p>2.86245575759866</text:p>
              </table:table-cell>
              <table:table-cell office:value-type="float" office:value="0.428">
                <text:p>0.428</text:p>
              </table:table-cell>
              <table:table-cell office:value-type="float" office:value="0.389192959259936">
                <text:p>0.389192959259936</text:p>
              </table:table-cell>
              <table:table-cell office:value-type="float" office:value="0.853">
                <text:p>0.853</text:p>
              </table:table-cell>
            </table:table-row>
            <table:table-row>
              <table:table-cell office:value-type="float" office:value="0.885">
                <text:p>0</text:p>
              </table:table-cell>
              <table:table-cell office:value-type="float" office:value="1.7043017508753">
                <text:p>1.7043017508753</text:p>
              </table:table-cell>
              <table:table-cell office:value-type="float" office:value="0.999">
                <text:p>0.999</text:p>
              </table:table-cell>
              <table:table-cell office:value-type="float" office:value="3.84126180740681">
                <text:p>3.84126180740681</text:p>
              </table:table-cell>
              <table:table-cell office:value-type="float" office:value="0.536">
                <text:p>0.536</text:p>
              </table:table-cell>
              <table:table-cell office:value-type="float" office:value="0.655126457278292">
                <text:p>0.655126457278292</text:p>
              </table:table-cell>
              <table:table-cell office:value-type="float" office:value="0.885">
                <text:p>0.885</text:p>
              </table:table-cell>
            </table:table-row>
            <table:table-row>
              <table:table-cell office:value-type="float" office:value="0.955">
                <text:p>0</text:p>
              </table:table-cell>
              <table:table-cell office:value-type="float" office:value="3.42797816346548">
                <text:p>3.42797816346548</text:p>
              </table:table-cell>
              <table:table-cell office:value-type="float" office:value="0.9999">
                <text:p>0.9999</text:p>
              </table:table-cell>
              <table:table-cell office:value-type="float" office:value="4.84411246346612">
                <text:p>4.84411246346612</text:p>
              </table:table-cell>
              <table:table-cell office:value-type="float" office:value="0.626">
                <text:p>0.626</text:p>
              </table:table-cell>
              <table:table-cell office:value-type="float" office:value="1.83722447397372">
                <text:p>1.83722447397372</text:p>
              </table:table-cell>
              <table:table-cell office:value-type="float" office:value="0.955">
                <text:p>0.955</text:p>
              </table:table-cell>
            </table:table-row>
            <table:table-row>
              <table:table-cell office:value-type="float" office:value="0.979">
                <text:p>0</text:p>
              </table:table-cell>
              <table:table-cell office:value-type="float" office:value="5.15459073414167">
                <text:p>5.15459073414167</text:p>
              </table:table-cell>
              <table:table-cell office:value-type="float" office:value="0.99999">
                <text:p>0.99999</text:p>
              </table:table-cell>
              <table:table-cell office:value-type="float" office:value="5.85742428461528">
                <text:p>5.85742428461528</text:p>
              </table:table-cell>
              <table:table-cell office:value-type="float" office:value="0.699">
                <text:p>0.699</text:p>
              </table:table-cell>
              <table:table-cell office:value-type="float" office:value="2.90273676181872">
                <text:p>2.90273676181872</text:p>
              </table:table-cell>
              <table:table-cell office:value-type="float" office:value="0.979">
                <text:p>0.979</text:p>
              </table:table-cell>
            </table:table-row>
            <table:table-row>
              <table:table-cell office:value-type="float" office:value="0.99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8441277445093">
                <text:p>6.8441277445093</text:p>
              </table:table-cell>
              <table:table-cell office:value-type="float" office:value="0.756">
                <text:p>0.756</text:p>
              </table:table-cell>
              <table:table-cell office:value-type="float" office:value="3.97995723708674">
                <text:p>3.97995723708674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88223520696026">
                <text:p>7.88223520696026</text:p>
              </table:table-cell>
              <table:table-cell office:value-type="float" office:value="0.804">
                <text:p>0.8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91206091894143">
                <text:p>8.91206091894143</text:p>
              </table:table-cell>
              <table:table-cell office:value-type="float" office:value="0.842">
                <text:p>0.8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9256619655896">
                <text:p>9.9256619655896</text:p>
              </table:table-cell>
              <table:table-cell office:value-type="float" office:value="0.872">
                <text:p>0.8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.9289621805682">
                <text:p>14.9289621805682</text:p>
              </table:table-cell>
              <table:table-cell office:value-type="float" office:value="0.954">
                <text:p>0.9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</office:styles>
</office:document-styles>
</file>